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</style:style>
    <style:style style:name="P3" style:family="paragraph" style:parent-style-name="Text_20_body" style:list-style-name="L1">
      <style:paragraph-properties fo:margin-left="0in" fo:margin-right="0in" fo:text-indent="0in" style:auto-text-indent="false"/>
    </style:style>
    <style:style style:name="P4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</style:style>
    <style:style style:name="P5" style:family="paragraph" style:parent-style-name="Text_20_body" style:list-style-name="L2">
      <style:paragraph-properties fo:margin-left="0in" fo:margin-right="0in" fo:text-indent="0in" style:auto-text-indent="false"/>
    </style:style>
    <style:style style:name="P6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/>
    </style:style>
    <style:style style:name="P7" style:family="paragraph" style:parent-style-name="Text_20_body" style:list-style-name="L3">
      <style:paragraph-properties fo:margin-left="0in" fo:margin-right="0in" fo:text-indent="0in" style:auto-text-indent="false"/>
    </style:style>
    <style:style style:name="P8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/>
    </style:style>
    <style:style style:name="P9" style:family="paragraph" style:parent-style-name="Text_20_body" style:list-style-name="L4">
      <style:paragraph-properties fo:margin-left="0in" fo:margin-right="0in" fo:text-indent="0in" style:auto-text-indent="false"/>
    </style:style>
    <style:style style:name="P10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/>
    </style:style>
    <style:style style:name="P11" style:family="paragraph" style:parent-style-name="Text_20_body" style:list-style-name="L5">
      <style:paragraph-properties fo:margin-left="0in" fo:margin-right="0in" fo:text-indent="0in" style:auto-text-indent="false"/>
    </style:style>
    <style:style style:name="P12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/>
    </style:style>
    <style:style style:name="P13" style:family="paragraph" style:parent-style-name="Text_20_body" style:list-style-name="L6">
      <style:paragraph-properties fo:margin-left="0in" fo:margin-right="0in" fo:text-indent="0in" style:auto-text-indent="false"/>
    </style:style>
    <style:style style:name="P14" style:family="paragraph" style:parent-style-name="Text_20_body" style:list-style-name="L7">
      <style:paragraph-properties fo:margin-left="0in" fo:margin-right="0in" fo:text-indent="0in" style:auto-text-indent="false"/>
    </style:style>
    <style:style style:name="P15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Техническое задание (ТЗ) на разработку приложения "Notes App"</text:h>
      <text:h text:style-name="Heading_20_4" text:outline-level="4">1. Введение</text:h>
      <text:p text:style-name="P1">Техническое задание (ТЗ) предназначено для разработки приложения "Notes App", которое будет использоваться для создания, редактирования, удаления и сортировки текстовых заметок. Приложение должно быть интуитивно понятным и доступным для пользователей. </text:p>
      <text:h text:style-name="Heading_20_4" text:outline-level="4">2. Основания для разработки</text:h>
      <text:p text:style-name="P1">Разработка приложения осуществляется в соответствии с требованиями пользователей, а также с учетом современных стандартов программного обеспечения и удобства использования. </text:p>
      <text:h text:style-name="Heading_20_4" text:outline-level="4">3. Цели и задачи</text:h>
      <text:p text:style-name="P1"><text:span text:style-name="Strong_20_Emphasis">Цель</text:span>: Создание удобного приложения для управления заметками. <text:span text:style-name="Strong_20_Emphasis">Задачи</text:span>: </text:p>
      <text:list text:style-name="L1">
        <text:list-item>
          <text:p text:style-name="P2">Реализовать функционал создания, редактирования и удаления заметок. </text:p>
        </text:list-item>
        <text:list-item>
          <text:p text:style-name="P2">Обеспечить возможность сортировки заметок по ID (по возрастанию и по убыванию). </text:p>
        </text:list-item>
        <text:list-item>
          <text:p text:style-name="P2">Обеспечить сохранение настроек пользователя (размер шрифта, тема). </text:p>
        </text:list-item>
        <text:list-item>
          <text:p text:style-name="P2">Обеспечить возможность изменения темы интерфейса (темная и светлая). </text:p>
        </text:list-item>
        <text:list-item>
          <text:p text:style-name="P3">Обеспечить простоту и удобство интерфейса. </text:p>
        </text:list-item>
      </text:list>
      <text:h text:style-name="Heading_20_4" text:outline-level="4">4. Требования к функциональности</text:h>
      <text:list text:style-name="L2">
        <text:list-item>
          <text:p text:style-name="P4"><text:span text:style-name="Strong_20_Emphasis">Создание заметки</text:span>: Пользователь должен иметь возможность создавать новую заметку. </text:p>
        </text:list-item>
        <text:list-item>
          <text:p text:style-name="P4"><text:span text:style-name="Strong_20_Emphasis">Редактирование заметки</text:span>: Пользователь должен иметь возможность редактировать существующую заметку. </text:p>
        </text:list-item>
        <text:list-item>
          <text:p text:style-name="P4"><text:span text:style-name="Strong_20_Emphasis">Удаление заметки</text:span>: Пользователь должен иметь возможность удалять заметки. </text:p>
        </text:list-item>
        <text:list-item>
          <text:p text:style-name="P4"><text:span text:style-name="Strong_20_Emphasis">Сортировка заметок</text:span>: Пользователь должен иметь возможность сортировать заметки по ID (по возрастанию и по убыванию). </text:p>
        </text:list-item>
        <text:list-item>
          <text:p text:style-name="P5"><text:span text:style-name="Strong_20_Emphasis">Настройки</text:span>: Пользователь должен иметь возможность изменять размер шрифта и тему интерфейса. </text:p>
        </text:list-item>
      </text:list>
      <text:h text:style-name="Heading_20_4" text:outline-level="4">5. Требования к интерфейсу</text:h>
      <text:list text:style-name="L3">
        <text:list-item>
          <text:p text:style-name="P6">Интерфейс должен быть интуитивно понятным и удобным для пользователя. </text:p>
        </text:list-item>
        <text:list-item>
          <text:p text:style-name="P6">Все элементы управления должны быть четко обозначены. </text:p>
        </text:list-item>
        <text:list-item>
          <text:p text:style-name="P7">Приложение должно поддерживать темную и светлую темы. </text:p>
        </text:list-item>
      </text:list>
      <text:h text:style-name="Heading_20_4" text:outline-level="4">6. Требования к производительности</text:h>
      <text:list text:style-name="L4">
        <text:list-item>
          <text:p text:style-name="P8">Приложение должно обеспечивать быструю загрузку и отклик на действия пользователя. </text:p>
        </text:list-item>
        <text:list-item>
          <text:p text:style-name="P9">Время отклика на действия пользователя не должно превышать 1 секунды. </text:p>
        </text:list-item>
      </text:list>
      <text:h text:style-name="Heading_20_4" text:outline-level="4">7. Требования к безопасности</text:h>
      <text:list text:style-name="L5">
        <text:list-item>
          <text:p text:style-name="P10">Данные пользователя должны храниться в защищенном виде. </text:p>
        </text:list-item>
        <text:list-item>
          <text:p text:style-name="P11">Приложение должно предотвращать несанкционированный доступ к данным. </text:p>
        </text:list-item>
      </text:list>
      <text:h text:style-name="Heading_20_4" text:outline-level="4"><text:soft-page-break/>8. Требования к тестированию</text:h>
      <text:list text:style-name="L6">
        <text:list-item>
          <text:p text:style-name="P12">Приложение должно быть протестировано на наличие ошибок и сбоев. </text:p>
        </text:list-item>
        <text:list-item>
          <text:p text:style-name="P13">Необходимо провести тестирование пользовательского интерфейса на удобство использования. </text:p>
        </text:list-item>
      </text:list>
      <text:h text:style-name="Heading_20_4" text:outline-level="4">9. Сроки выполнения</text:h>
      <text:list text:style-name="L7">
        <text:list-item>
          <text:p text:style-name="P14">Разработка приложения должна быть завершена в течение 3 месяцев с момента утверждения ТЗ. </text:p>
        </text:list-item>
      </text:list>
      <text:h text:style-name="Heading_20_4" text:outline-level="4">10. Заключение</text:h>
      <text:p text:style-name="P15">Техническое задание на разработку приложения "Notes App" определяет основные требования и цели, которые должны быть достигнуты в процессе разработки. Все изменения и дополнения к ТЗ должны быть согласованы с заказчиком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imbus Sans" style:font-family-asian="'Nimbus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imbus Sans" style:font-family-asian="'Nimbus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13:10:13.258818823</meta:creation-date>
    <dc:date>2024-12-13T13:11:45.732147103</dc:date>
    <meta:editing-duration>PT1M32S</meta:editing-duration>
    <meta:editing-cycles>1</meta:editing-cycles>
    <meta:document-statistic meta:table-count="0" meta:image-count="0" meta:object-count="0" meta:page-count="2" meta:paragraph-count="35" meta:word-count="326" meta:character-count="2515" meta:non-whitespace-character-count="2221"/>
    <meta:generator>LibreOffice/24.8.3.2$Linux_X86_64 LibreOffice_project/480$Build-2</meta:generator>
  </office:meta>
</office:document-meta>
</file>